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.559cm" fo:min-width="1.383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stroke="dash" draw:stroke-dash="Dashed_20__28_var_29_" svg:stroke-width="0.102cm" draw:marker-start-width="0.509cm" draw:marker-end="" draw:marker-end-width="0.508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191cm" svg:height="2.117cm" svg:x="3.067cm" svg:y="4.0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058cm" svg:y1="5.029cm" svg:x2="8.251cm" svg:y2="2.608cm">
          <text:p/>
        </draw:line>
        <draw:line draw:style-name="gr2" draw:text-style-name="P1" draw:layer="layout" svg:x1="4.142cm" svg:y1="5.107cm" svg:x2="4.11cm" svg:y2="9.047cm">
          <text:p/>
        </draw:line>
        <draw:line draw:style-name="gr2" draw:text-style-name="P1" draw:layer="layout" svg:x1="4.134cm" svg:y1="5.082cm" svg:x2="1.697cm" svg:y2="5.11cm">
          <text:p/>
        </draw:line>
        <draw:line draw:style-name="gr2" draw:text-style-name="P1" draw:layer="layout" svg:x1="4.102cm" svg:y1="5.098cm" svg:x2="4.102cm" svg:y2="1.158cm">
          <text:p/>
        </draw:line>
        <draw:line draw:style-name="gr3" draw:text-style-name="P1" draw:layer="layout" svg:x1="4.108cm" svg:y1="5.045cm" svg:x2="8.95cm" svg:y2="5.0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20:17:16.837293788</meta:creation-date>
    <dc:date>2017-10-30T20:21:53.219366320</dc:date>
    <meta:editing-duration>PT4M36S</meta:editing-duration>
    <meta:editing-cycles>1</meta:editing-cycles>
    <meta:document-statistic meta:object-count="6"/>
    <meta:generator>LibreOffice/5.1.6.2$Linux_X86_64 LibreOffice_project/10m0$Build-2</meta:generator>
  </office:meta>
</office:document-meta>
</file>